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4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 style:rotation-align="none"/>
      <style:paragraph-properties fo:text-align="center" fo:margin-left="0pt"/>
    </style:style>
    <style:style style:name="ce3" style:family="table-cell" style:parent-style-name="Default" style:data-style-name="N1012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Link</text:p>
          </table:table-cell>
          <table:table-cell table:style-name="ce1" office:value-type="string" calcext:value-type="string">
            <text:p>offset_T [mm]</text:p>
          </table:table-cell>
          <table:table-cell table:style-name="ce1" office:value-type="string" calcext:value-type="string">
            <text:p>offset_R [rad]</text:p>
          </table:table-cell>
          <table:table-cell table:style-name="ce1" office:value-type="string" calcext:value-type="string">
            <text:p>COM_T [mm]</text:p>
          </table:table-cell>
          <table:table-cell table:style-name="ce1" office:value-type="string" calcext:value-type="string">
            <text:p>m [kg]</text:p>
          </table:table-cell>
          <table:table-cell office:value-type="string" calcext:value-type="string">
            <text:p>I (w.r.t. COM) [kg mm^2]</text:p>
          </table:table-cell>
          <table:table-cell table:number-columns-repeated="3"/>
          <table:table-cell office:value-type="string" calcext:value-type="string">
            <text:p>Joint</text:p>
          </table:table-cell>
          <table:table-cell office:value-type="string" calcext:value-type="string">
            <text:p>Range [rad]</text:p>
          </table:table-cell>
          <table:table-cell office:value-type="string" calcext:value-type="string">
            <text:p>Vel. Lim. [rad/s]</text:p>
          </table:table-cell>
          <table:table-cell office:value-type="string" calcext:value-type="string">
            <text:p>Trq. Lim. [Nm]</text:p>
          </table:table-cell>
          <table:table-cell table:number-columns-repeated="1011"/>
        </table:table-row>
        <table:table-row table:style-name="ro2">
          <table:table-cell table:number-columns-repeated="13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Link_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1000" calcext:value-type="float">
            <text:p>1.0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.00E+03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/>
          <table:table-cell office:value-type="string" calcext:value-type="string">
            <text:p>1 (Base)</text:p>
          </table:table-cell>
          <table:table-cell office:value-type="string" calcext:value-type="string">
            <text:p>± 1.75</text:p>
          </table:table-cell>
          <table:table-cell office:value-type="string" calcext:value-type="string">
            <text:p>11.7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k_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2" office:value-type="float" office:value="1000" calcext:value-type="float">
            <text:p>1.0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Avocado:100</text:p>
          </table:table-cell>
          <table:table-cell office:value-type="string" calcext:value-type="string">
            <text:p>(±100deg)</text:p>
          </table:table-cell>
          <table:table-cell table:number-columns-repeated="101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0" calcext:value-type="float">
            <text:p>-2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1.5" calcext:value-type="float">
            <text:p>13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/>
          <table:table-cell office:value-type="string" calcext:value-type="string">
            <text:p>2 (Shoulder)</text:p>
          </table:table-cell>
          <table:table-cell office:value-type="string" calcext:value-type="string">
            <text:p>± 2.15</text:p>
          </table:table-cell>
          <table:table-cell office:value-type="string" calcext:value-type="string">
            <text:p>5.2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nk_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string" calcext:value-type="string">
            <text:p>40﻿e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Orange:120</text:p>
          </table:table-cell>
          <table:table-cell office:value-type="string" calcext:value-type="string">
            <text:p>(±125deg)</text:p>
          </table:table-cell>
          <table:table-cell table:number-columns-repeated="1013"/>
        </table:table-row>
        <table:table-row table:style-name="ro3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﻿e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﻿e3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/>
          <table:table-cell office:value-type="string" calcext:value-type="string">
            <text:p>3 (elbow)</text:p>
          </table:table-cell>
          <table:table-cell office:value-type="string" calcext:value-type="string">
            <text:p>± 2.15</text:p>
          </table:table-cell>
          <table:table-cell office:value-type="string" calcext:value-type="string">
            <text:p>8.1</text:p>
          </table:table-cell>
          <table:table-cell office:value-type="float" office:value="127" calcext:value-type="float">
            <text:p>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k_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-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2" office:value-type="float" office:value="1000" calcext:value-type="float">
            <text:p>1.0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Lemon:120</text:p>
          </table:table-cell>
          <table:table-cell office:value-type="string" calcext:value-type="string">
            <text:p>(±125deg)</text:p>
          </table:table-cell>
          <table:table-cell table:number-columns-repeated="101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0" calcext:value-type="float">
            <text:p>-2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/>
          <table:table-cell office:value-type="string" calcext:value-type="string">
            <text:p>4 (wrist 1)</text:p>
          </table:table-cell>
          <table:table-cell office:value-type="string" calcext:value-type="string">
            <text:p>± 2.79</text:p>
          </table:table-cell>
          <table:table-cell office:value-type="string" calcext:value-type="string">
            <text:p>20.4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k_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float" office:value="15000" calcext:value-type="float">
            <text:p>1.50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Lime:100</text:p>
          </table:table-cell>
          <table:table-cell office:value-type="string" calcext:value-type="string">
            <text:p>(±160deg)</text:p>
          </table:table-cell>
          <table:table-cell table:number-columns-repeated="1013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5000" calcext:value-type="float">
            <text:p>1.50E+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.00E+03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/>
          <table:table-cell office:value-type="string" calcext:value-type="string">
            <text:p>5 (wrist 2)</text:p>
          </table:table-cell>
          <table:table-cell office:value-type="string" calcext:value-type="string">
            <text:p>± 1.83</text:p>
          </table:table-cell>
          <table:table-cell office:value-type="string" calcext:value-type="string">
            <text:p>20.4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k_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0000" calcext:value-type="float">
            <text:p>1.00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Lime:100</text:p>
          </table:table-cell>
          <table:table-cell office:value-type="string" calcext:value-type="string">
            <text:p>(±105deg)</text:p>
          </table:table-cell>
          <table:table-cell table:number-columns-repeated="1013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.00E+04</text:p>
          </table:table-cell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mon Barrett</meta:initial-creator>
    <meta:creation-date>2018-11-15T16:51:51</meta:creation-date>
    <dc:date>2018-11-22T16:49:45.850546058</dc:date>
    <meta:generator>LibreOffice/5.1.6.2$Linux_X86_64 LibreOffice_project/10m0$Build-2</meta:generator>
    <meta:editing-duration>PT4M55S</meta:editing-duration>
    <meta:editing-cycles>1</meta:editing-cycles>
    <meta:document-statistic meta:table-count="1" meta:cell-count="1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